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XmlUtils.addBeans( String propertyKey , Element bean , Set obje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XmlUtils.addBeanProperty( Element bean , String key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XmlUtils.addInterceptorBeans( String propertyKey , Element bean , List interceptorConfigur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erXmlUtils.addProperty( Element bean , SmtpConfiguration smtp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erXmlUtils.readConfigura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XmlUtils.addPartitionConfiguration( Element beansElement , MutablePartitionConfiguration 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erverXmlUtils.addProperty( Element bean , String key , Fi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XmlUtils.addPartitionRefs( Element bean , Set parti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XmlUtils.writeConfiguration( File configurationFile , TriplesecStartupConfiguration configuration , Properties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erXmlUtils.addProperty( Element bean , String key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XmlUtils.readDocument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XmlUtils.addCustomEditorsBean( Element 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XmlUtils.addProperty( Element bean ,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XmlUtils.addProperty( Element bean , SmsConfiguration sms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XmlUtils.addBeans( String propertyKey , Element bean , List obje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XmlUtils.addProperty( Element bean , String key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XmlUtils.addConfigurationBean( Element beansElement , TriplesecStartupConfiguration configur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erverXmlUtils.addEnvironmentBean( Element beansElement , Properties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